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90941" officeooo:paragraph-rsid="001909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</text:p>
      <text:p text:style-name="P1">dictionary upload: 135244 usec</text:p>
      <text:p text:style-name="P1">cuda key generation: 1160 usec</text:p>
      <text:p text:style-name="P1">Key: KS</text:p>
      <text:p text:style-name="P1">Plain Text: CAESARSWIFEMUSTBEABOVESUSPICION</text:p>
      <text:p text:style-name="P1">sentence check: 137040 usec</text:p>
      <text:p text:style-name="P1"/>
      <text:p text:style-name="P1">2:</text:p>
      <text:p text:style-name="P1">dictionary upload: 134167 usec</text:p>
      <text:p text:style-name="P1">cuda key generation: 1187 usec</text:p>
      <text:p text:style-name="P1">Key: JAY</text:p>
      <text:p text:style-name="P1">Plain Text: FORTUNEWHICHHASAGREATDEALOFPOWERINOTHERMATTERSBUTESPECIALLYINWARCANBRINGABOUTGREATCHANGESINASITUATIONTHROUGHVERYSLIGHTFORCES</text:p>
      <text:p text:style-name="P1">sentence check: 607101 usec</text:p>
      <text:p text:style-name="P1"/>
      <text:p text:style-name="P1">3:</text:p>
      <text:p text:style-name="P1">dictionary upload: 127119 usec</text:p>
      <text:p text:style-name="P1">cuda key generation: 1068 usec</text:p>
      <text:p text:style-name="P1">Key: IWKD</text:p>
      <text:p text:style-name="P1">Plain Text: EXPERIENCEISTHETEACHEROFALLTHINGS</text:p>
      <text:p text:style-name="P1">sentence check: 125010 usec</text:p>
      <text:p text:style-name="P1"/>
      <text:p text:style-name="P1">4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3:51:22.742368428</meta:creation-date>
    <dc:date>2016-02-23T14:12:43.842988404</dc:date>
    <meta:editing-duration>PT6M11S</meta:editing-duration>
    <meta:editing-cycles>1</meta:editing-cycles>
    <meta:document-statistic meta:table-count="0" meta:image-count="0" meta:object-count="0" meta:page-count="1" meta:paragraph-count="19" meta:word-count="58" meta:character-count="531" meta:non-whitespace-character-count="478"/>
    <meta:generator>LibreOffice/4.2.8.2$Linux_X86_64 LibreOffice_project/420m0$Build-2</meta:generator>
  </office:meta>
</office:document-meta>
</file>